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2"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fo:font-weight="bold" style:font-weight-asian="bold"/>
    </style:style>
    <style:style style:name="P3"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cbf2f" officeooo:paragraph-rsid="001cbf2f"/>
    </style:style>
    <style:style style:name="P4"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dc194" officeooo:paragraph-rsid="001ebb7a"/>
    </style:style>
    <style:style style:name="P5"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1ebb7a" officeooo:paragraph-rsid="001ebb7a"/>
    </style:style>
    <style:style style:name="P6"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207930" officeooo:paragraph-rsid="00207930"/>
    </style:style>
    <style:style style:name="P7"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fo:break-before="page" style:vertical-align="auto" style:writing-mode="lr-tb"/>
    </style:style>
    <style:style style:name="P8"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officeooo:rsid="00243b2b" officeooo:paragraph-rsid="00243b2b"/>
    </style:style>
    <style:style style:name="P9"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10" style:family="paragraph" style:parent-style-name="List_20_Paragraph" style:list-style-name="WWNum1">
      <style:paragraph-properties fo:margin-left="0.5in" fo:margin-right="0in" fo:margin-top="0in" fo:margin-bottom="0.111in" loext:contextual-spacing="true" fo:line-height="107%" fo:text-align="start" style:justify-single-word="false" fo:orphans="2" fo:widows="2" fo:text-indent="0in" style:auto-text-indent="false" style:vertical-align="auto" style:writing-mode="lr-tb">
        <style:tab-stops/>
      </style:paragraph-properties>
    </style:style>
    <style:style style:name="P11" style:family="paragraph" style:parent-style-name="List_20_Paragraph" style:list-style-name="WWNum2">
      <style:paragraph-properties fo:margin-left="0.75in" fo:margin-right="0in" fo:margin-top="0in" fo:margin-bottom="0.111in" loext:contextual-spacing="true" fo:line-height="107%" fo:text-align="start" style:justify-single-word="false" fo:orphans="2" fo:widows="2" fo:text-indent="0in" style:auto-text-indent="false" style:vertical-align="auto" style:writing-mode="lr-tb">
        <style:tab-stops/>
      </style:paragraph-properties>
    </style:style>
    <style:style style:name="P12" style:family="paragraph" style:parent-style-name="List_20_Paragraph" style:list-style-name="WWNum2">
      <style:paragraph-properties fo:margin-left="0.75in" fo:margin-right="0in" fo:margin-top="0in" fo:margin-bottom="0.111in" loext:contextual-spacing="true" fo:line-height="107%" fo:text-align="start" style:justify-single-word="false" fo:orphans="2" fo:widows="2" fo:text-indent="0in" style:auto-text-indent="false" style:vertical-align="auto" style:writing-mode="lr-tb">
        <style:tab-stops/>
      </style:paragraph-properties>
      <style:text-properties officeooo:rsid="001cbf2f" officeooo:paragraph-rsid="001cbf2f"/>
    </style:style>
    <style:style style:name="T1" style:family="text">
      <style:text-properties officeooo:rsid="001cbf2f"/>
    </style:style>
    <style:style style:name="T2" style:family="text">
      <style:text-properties officeooo:rsid="001ebb7a"/>
    </style:style>
    <style:style style:name="T3" style:family="text">
      <style:text-properties officeooo:rsid="001f1c4f"/>
    </style:style>
    <style:style style:name="T4" style:family="text">
      <style:text-properties officeooo:rsid="00243b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Line Following with PID Control</text:p>
      <text:p text:style-name="P1">1. Answer: What exactly was your error metric? How exactly did you choose which point the</text:p>
      <text:p text:style-name="P1">robot should navigate towards?</text:p>
      <text:p text:style-name="P1">Our error metric was sum of weighted translation error <text:s/>and weighted rotational error.</text:p>
      <text:p text:style-name="P1">We have transformed plan array poses w.r.t car current pose. To find which point in array are behind and which points are ahead of the robot, we used following logic:</text:p>
      <text:p text:style-name="P1">The transformed poses from the plan will have x-axis readings as positive for the points ahead of the robot. We pick the pose from the plan array which is the first one detected which is in front of the car and break out of the loop.</text:p>
      <text:p text:style-name="P1"/>
      <text:p text:style-name="P1"/>
      <text:p text:style-name="P1"/>
      <text:p text:style-name="P1">2. Answer: What are the 3 sets of PID parameters that you choose? Which set of PID</text:p>
      <text:p text:style-name="P1">parameters performed best? Why do you think this is the case?</text:p>
      <text:p text:style-name="P1">We chose following PID parameters:</text:p>
      <text:list xml:id="list7796769863910965718" text:style-name="WWNum1">
        <text:list-item>
          <text:p text:style-name="P10">KP: , KI: , KD: <text:s/><text:span text:style-name="T4">1.0, 1.5, 0</text:span></text:p>
        </text:list-item>
        <text:list-item>
          <text:p text:style-name="P10">KP: , KI: , KD: <text:s/><text:span text:style-name="T4">1.7, 1.0, 0.3</text:span></text:p>
        </text:list-item>
        <text:list-item>
          <text:p text:style-name="P10">KP: , KI: , KD: <text:span text:style-name="T4">1.0, 0.7, 0.5</text:span> <text:s/></text:p>
        </text:list-item>
      </text:list>
      <text:p text:style-name="P1"/>
      <text:p text:style-name="P8">Above mentioned, are the best PID parameters that we used. The first set of parameters performed the best. It is because, it is important to have a Ki, in your design, because if there is a constant offset of the robot from the line, for some reason then a positive Ki would help in the accumulation of the error, and change the steering angle accordingly. We had lesser oscillations of our robot, while not using a positive Kd. So, we have used a PI controller.</text:p>
      <text:p text:style-name="P1"/>
      <text:p text:style-name="P1">3. Answer: What is missing that is stopping us from implementing this on the real robot?</text:p>
      <text:p text:style-name="P1">In this implementation, following things are stopping us from implementing this on real robot:</text:p>
      <text:list xml:id="list380659090646735026" text:style-name="WWNum2">
        <text:list-item>
          <text:p text:style-name="P11">Localization: the robot won’t know where it is on the floor to follow the given pose array. <text:span text:style-name="T1">I will not be possible to put it on the floor, on the exact same pose as that of the start pose of a given line.</text:span></text:p>
        </text:list-item>
        <text:list-item>
          <text:p text:style-name="P12">At any point in the middle of the line, it won’t be able to know where it is positioned with respect to the next pose on the line.</text:p>
        </text:list-item>
      </text:list>
      <text:p text:style-name="P1"/>
      <text:p text:style-name="P1">4. The error plot described at the end of Section 2.1</text:p>
      <text:p text:style-name="P1"/>
      <text:p text:style-name="P7"/>
      <text:p text:style-name="P2">4.2. Wandering Around with MPC</text:p>
      <text:p text:style-name="P2"/>
      <text:p text:style-name="P1">1. Answer: Describe the parameter values that you chose (e.g. T, delta_incr, etc.). Describe</text:p>
      <text:p text:style-name="P1">any other design choices that you made.</text:p>
      <text:p text:style-name="P3">Ans: Parameter values that we chose have been given below:</text:p>
      <text:p text:style-name="P3">speed = 1.0 </text:p>
      <text:p text:style-name="P3"><text:s text:c="2"/>min_delta = <text:s/>-0.34</text:p>
      <text:p text:style-name="P3"><text:s text:c="2"/>max_delta = <text:s/>0.341 </text:p>
      <text:p text:style-name="P3"><text:s text:c="2"/>delta_incr = 0.34</text:p>
      <text:p text:style-name="P3"><text:s text:c="2"/>dt = 0.01 </text:p>
      <text:p text:style-name="P3"><text:s text:c="2"/>T = 300 </text:p>
      <text:p text:style-name="P3"><text:s text:c="2"/>compute_time = 0.09 </text:p>
      <text:p text:style-name="P3"><text:s text:c="2"/>laser_offset = 1.0 </text:p>
      <text:p text:style-name="P4"><text:span text:style-name="T2">A) </text:span>One design choice that we made is that, if the angle of the pose in the trajectory is outside the range of the laser angles, we have penalized with max_penalty. </text:p>
      <text:p text:style-name="P4"><text:span text:style-name="T2">B) </text:span>We have calculated the angle of a pose in the trajectory with respect to the robot, and then found the laser ray corresponding to that angle, and then penalized the cost corresponding to that delta, if the (value of that range - <text:s/>the laser_offset) is lesser than the euc<text:span text:style-name="T2">li</text:span>d<text:span text:style-name="T2">e</text:span>an distance from the pose to robot. </text:p>
      <text:p text:style-name="P5">C) We have also used isfinite in python, to find out if the laser_range values are not NaNs and also checked if <text:span text:style-name="T3">they are</text:span> nonzero, before it is further used in the computation.</text:p>
      <text:p text:style-name="P6">D) We have found the minimum cost in the N*1 array of costs that have been calculated within the coumpute_time amount of time, and returned the delta corresponding to the minimum cost as the steering angle to the robot.</text:p>
      <text:p text:style-name="P1"/>
      <text:p text:style-name="P1"/>
      <text:p text:style-name="P1"/>
      <text:p text:style-name="P1">2. A video of your robot continuously wandering around the no-end-floor4_corridor map for at</text:p>
      <text:p text:style-name="P1">least one minute when initialized by the provided bag. Make sure the robot’s laser scan and</text:p>
      <text:p text:style-name="P1">the visualization you implemented are visible.</text:p>
      <text:p text:style-name="P1"/>
      <text:p text:style-name="P1"/>
      <text:p text:style-name="P1"><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7:41:44.160692790</meta:creation-date>
    <dc:date>2018-10-28T19:42:34.864398578</dc:date>
    <meta:editing-duration>PT24M35S</meta:editing-duration>
    <meta:editing-cycles>8</meta:editing-cycles>
    <meta:generator>LibreOffice/5.1.6.2$Linux_X86_64 LibreOffice_project/10m0$Build-2</meta:generator>
    <meta:document-statistic meta:table-count="0" meta:image-count="0" meta:object-count="0" meta:page-count="3" meta:paragraph-count="37" meta:word-count="629" meta:character-count="3402" meta:non-whitespace-character-count="2785"/>
  </office:meta>
</office:document-meta>
</file>